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tham SSm A" svg:font-family="'Gotham SSm A', 'Gotham SSm B', HelveticaNeue, 'Helvetica Neue', Helvetica, Arial, 'Lucida Grande', sans-serif"/>
    <style:font-face style:name="Helvetica Neue" svg:font-family="'Helvetica Neue'"/>
    <style:font-face style:name="Menlo" svg:font-family="Menlo, Monaco, Consolas, 'Courier New', monospace"/>
    <style:font-face style:name="Times" svg:font-family="Times"/>
    <style:font-face style:name="Times New Roman" svg:font-family="'Times New Roman'"/>
    <style:font-face style:name="Courier New" svg:font-family="'Courier New'" style:font-family-generic="modern" style:font-pitch="fixed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 style:line-spacing="0.0138in"/>
      <style:text-properties fo:color="#353535" style:font-name="Helvetica Neue" fo:font-size="12pt"/>
    </style:style>
    <style:style style:name="P3" style:family="paragraph" style:parent-style-name="Standard">
      <style:paragraph-properties style:line-spacing="0.0138in"/>
      <style:text-properties fo:color="#dca10d" style:font-name="Helvetica Neue" fo:font-size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 Black" fo:font-size="12pt" fo:letter-spacing="normal" fo:font-style="normal" fo:font-weight="normal" fo:background-color="#ffffff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000000" style:font-name="Arial Black" fo:font-size="12pt" fo:background-color="#ffffff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Arial Black" fo:font-size="12pt" fo:background-color="#ffffff" style:font-size-asian="12pt" style:font-size-complex="12pt"/>
    </style:style>
    <style:style style:name="P7" style:family="paragraph" style:parent-style-name="Standard">
      <style:text-properties fo:color="#000000" style:font-name="Arial Black" fo:font-size="12pt" fo:background-color="#ffffff" style:font-size-asian="12pt" style:font-size-complex="12pt"/>
    </style:style>
    <style:style style:name="P8" style:family="paragraph" style:parent-style-name="Standard">
      <style:paragraph-properties style:line-spacing="0.0138in"/>
      <style:text-properties fo:color="#000000" style:font-name="Arial Black" fo:font-size="12pt" fo:background-color="#ffffff" style:font-size-asian="12pt" style:font-size-complex="12pt"/>
    </style:style>
    <style:style style:name="T1" style:family="text">
      <style:text-properties fo:font-variant="normal" fo:text-transform="none" fo:color="#333447" style:font-name="Gotham SSm A" fo:font-size="10.5pt" fo:letter-spacing="normal" fo:font-style="normal" fo:font-weight="normal"/>
    </style:style>
    <style:style style:name="T2" style:family="text">
      <style:text-properties fo:font-variant="normal" fo:text-transform="none" fo:color="#333447" fo:font-size="10.5pt" fo:letter-spacing="normal" fo:font-style="normal" fo:font-weight="normal"/>
    </style:style>
    <style:style style:name="T3" style:family="text">
      <style:text-properties fo:font-variant="normal" fo:text-transform="none" fo:color="#333447" fo:letter-spacing="normal" fo:font-style="normal" fo:font-weight="normal"/>
    </style:style>
    <style:style style:name="T4" style:family="text">
      <style:text-properties fo:font-variant="normal" fo:text-transform="none" fo:color="#bd4147" style:font-name="Menlo" fo:font-size="9pt" fo:letter-spacing="normal" fo:font-style="normal" fo:font-weight="normal"/>
    </style:style>
    <style:style style:name="T5" style:family="text">
      <style:text-properties fo:font-variant="normal" fo:text-transform="none" fo:color="#bd4147" fo:font-size="9pt" fo:letter-spacing="normal" fo:font-style="normal" fo:font-weight="normal"/>
    </style:style>
    <style:style style:name="T6" style:family="text">
      <style:text-properties fo:font-variant="normal" fo:text-transform="none" fo:color="#bd4147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KEYS</text:p>
      <text:p text:style-name="P1"/>
      <text:p text:style-name="P2">weather underground 5ucc355!</text:p>
      <text:p text:style-name="P2">API KEY: 050cc66bcd917a79</text:p>
      <text:p text:style-name="P3"><text:a xlink:type="simple" xlink:href="https://www.wunderground.com/weather/api/d/docs" text:style-name="Internet_20_link" text:visited-style-name="Visited_20_Internet_20_Link">https://www.wunderground.com/weather/api/d/docs</text:a></text:p>
      <text:p text:style-name="P2"/>
      <text:p text:style-name="P2">Ticketmaster</text:p>
      <text:p text:style-name="P3"><text:a xlink:type="simple" xlink:href="https://app.ticketmaster.com/discovery/v2/events.json?apikey=xk2KuXCdtzC0ssvGGZAk2ysiqOtl0dd1" text:style-name="Internet_20_link" text:visited-style-name="Visited_20_Internet_20_Link">https://app.ticketmaster.com/discovery/v2/events.json?apikey=xk2KuXCdtzC0ssvGGZAk2ysiqOtl0dd1</text:a></text:p>
      <text:p text:style-name="P2"/>
      <text:p text:style-name="P3"><text:a xlink:type="simple" xlink:href="http://developer.ticketmaster.com/products-and-docs/apis/discovery-api/v2/" text:style-name="Internet_20_link" text:visited-style-name="Visited_20_Internet_20_Link">http://developer.ticketmaster.com/products-and-docs/apis/discovery-api/v2/</text:a></text:p>
      <text:p text:style-name="P3"/>
      <text:p text:style-name="P8">Zac's Keys</text:p>
      <text:p text:style-name="P8">AIzaSyDM1BtFnoh45dzTewK-yFSOITUItTJz5Q8</text:p>
      <text:p text:style-name="P7"/>
      <text:p text:style-name="P7">LYFT</text:p>
      <text:p text:style-name="P5"><text:span text:style-name="T7">Client Token: </text:span><text:span text:style-name="T7">tvjbdnjpKyIECwh4e7WpykPt+aPqWowk017Nkgz5aL+n631wZ3bqGN3MugCEk7jMM9NBhQWm0UbSFjJ9oUNcO7ve9X9aCKg4WCHhFJTrx9n3nKa9DnLG8aA=</text:span><text:span text:style-name="T7"> </text:span></text:p>
      <text:p text:style-name="P4"/>
      <text:p text:style-name="P6"><text:span text:style-name="T7">Client S: cCPx6L26yBGmKHvHMJeFNbWz66tR_6gf </text:span></text:p>
      <text:p text:style-name="P5"/>
      <text:p text:style-name="P8">UBER</text:p>
      <text:p text:style-name="P8">Client ID – RsvRaB77PNy9r36kQ-zRqoUuIckTxRiO</text:p>
      <text:p text:style-name="P8">server token - OvLA-oBmYhigaAg3JKNMXWxD-D2FGeKVd7K4LUlH</text:p>
      <text:p text:style-name="P7">Client S - RT7jebT60mDXlAf79h1QvS-HjB1Ko1KuT_wct3o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tham SSm A" svg:font-family="'Gotham SSm A', 'Gotham SSm B', HelveticaNeue, 'Helvetica Neue', Helvetica, Arial, 'Lucida Grande', sans-serif"/>
    <style:font-face style:name="Helvetica Neue" svg:font-family="'Helvetica Neue'"/>
    <style:font-face style:name="Menlo" svg:font-family="Menlo, Monaco, Consolas, 'Courier New', monospace"/>
    <style:font-face style:name="Times" svg:font-family="Times"/>
    <style:font-face style:name="Times New Roman" svg:font-family="'Times New Roman'"/>
    <style:font-face style:name="Courier New" svg:font-family="'Courier New'" style:font-family-generic="modern" style:font-pitch="fixed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Zac Copeland</meta:initial-creator>
    <dc:date>2017-08-10T03:06:50.30</dc:date>
    <dc:creator>Zac Copeland</dc:creator>
    <meta:editing-duration>PT2M57S</meta:editing-duration>
    <meta:editing-cycles>5</meta:editing-cycles>
    <meta:document-statistic meta:table-count="0" meta:image-count="0" meta:object-count="0" meta:page-count="1" meta:paragraph-count="16" meta:word-count="35" meta:character-count="672"/>
  </office:meta>
</office:document-meta>
</file>